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2" calcext:value-type="float">
            <text:p>99,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7" calcext:value-type="float">
            <text:p>99,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85" calcext:value-type="float">
            <text:p>99,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9" calcext:value-type="float">
            <text:p>99,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8" calcext:value-type="float">
            <text:p>99,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71" calcext:value-type="float">
            <text:p>99,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6" calcext:value-type="float">
            <text:p>99,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75" calcext:value-type="float">
            <text:p>99,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7" calcext:value-type="float">
            <text:p>99,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59" calcext:value-type="float">
            <text:p>99,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04" calcext:value-type="float">
            <text:p>99,704</text:p>
          </table:table-cell>
          <table:table-cell table:formula="of:=AVERAGE([.C2:.C11])" office:value-type="string" office:string-value="" calcext:value-type="error">
            <text:p>#DIV/0!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" calcext:value-type="float">
            <text:p>0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2:26:37.707323672</meta:creation-date>
    <dc:date>2018-01-17T02:34:20.084031304</dc:date>
    <meta:editing-duration>PT7M48S</meta:editing-duration>
    <meta:editing-cycles>1</meta:editing-cycles>
    <meta:generator>LibreOffice/5.1.6.2$Linux_X86_64 LibreOffice_project/10m0$Build-2</meta:generator>
    <meta:document-statistic meta:table-count="1" meta:cell-count="72" meta:object-count="0"/>
  </office:meta>
</office:document-meta>
</file>